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3900000183B539E7C6.jpg"/>
  <manifest:file-entry manifest:media-type="image/jpeg" manifest:full-path="Pictures/100000000000022B0000017594111D3C.jpg"/>
  <manifest:file-entry manifest:media-type="image/jpeg" manifest:full-path="Pictures/100000000000022D00000177FF2D3506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16.0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14cm" svg:height="4.318cm" svg:x="1cm" svg:y="5.318cm">
          <draw:image xlink:href="Pictures/100000000000022D00000177FF2D3506.jpg" xlink:type="simple" xlink:show="embed" xlink:actuate="onLoad">
            <text:p/>
          </draw:image>
        </draw:frame>
        <draw:frame draw:style-name="gr1" draw:text-style-name="P1" draw:layer="layout" svg:width="6.237cm" svg:height="4.191cm" svg:x="7.717cm" svg:y="5.445cm">
          <draw:image xlink:href="Pictures/100000000000022B0000017594111D3C.jpg" xlink:type="simple" xlink:show="embed" xlink:actuate="onLoad">
            <text:p/>
          </draw:image>
        </draw:frame>
        <draw:frame draw:style-name="gr1" draw:text-style-name="P1" draw:layer="layout" svg:width="6.322cm" svg:height="4.3cm" svg:x="14.208cm" svg:y="5.336cm">
          <draw:image xlink:href="Pictures/100000000000023900000183B539E7C6.jpg" xlink:type="simple" xlink:show="embed" xlink:actuate="onLoad">
            <text:p/>
          </draw:image>
        </draw:frame>
        <draw:frame draw:style-name="gr2" draw:text-style-name="P2" draw:layer="layout" svg:width="16.637cm" svg:height="1.27cm" svg:x="2.27cm" svg:y="2.651cm">
          <draw:text-box>
            <text:p text:style-name="P2"><text:span text:style-name="T1">Excercise 2 c)</text:span></text:p>
          </draw:text-box>
        </draw:frame>
        <draw:frame draw:style-name="gr3" draw:layer="layout" svg:width="18.669cm" svg:height="16.256cm" svg:x="1.508cm" svg:y="10.271cm">
          <draw:text-box>
            <text:p>We can see that the pictures get better. Qed.</text:p>
            <text:p/>
            <text:p>The results are perceptively better. QED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15T16:05:25</dc:date>
    <dc:creator>Jan Kirchner</dc:creator>
    <meta:generator>OpenOffice/4.1.1$Unix OpenOffice.org_project/411m6$Build-9775</meta:generator>
    <meta:editing-duration>PT14M5S</meta:editing-duration>
    <meta:editing-cycles>2</meta:editing-cycles>
    <meta:document-statistic meta:object-count="5"/>
  </office:meta>
</office:document-meta>
</file>